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'm totally lost...</text:p>
          </table:table-cell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 office:value-type="string">
            <text:p>Forget the exit, I can't even find my way
back to the path we took here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What the heck am I gonna do...</text:p>
          </table:table-cell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 office:value-type="string">
            <text:p>Ack! S-Something's coming! A demon?!</text:p>
          </table:table-cell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 office:value-type="string">
            <text:p>Awawawawawah! I'm completely helpless on my
own! I-I've gotta hide!!</text:p>
          </table:table-cell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! Ah! Here it is!! This is the path〜!!</text:p>
          </table:table-cell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 office:value-type="string">
            <text:p>Hafuuu〜! That was close, to think that I,
the Duchess of Hellfire, was an inch away
from getting lost for all eternity〜!</text:p>
          </table:table-cell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 office:value-type="string">
            <text:p>Now, perhaps I should return to the lodge and
wash all of this sweat off! ♪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-Y-You can't be serious... I can't believe
the D-Duchess of Hellfire was hiding here
in the forest all along!!</text:p>
          </table:table-cell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 office:value-type="string">
            <text:p>This isn't the time for training! I've gotta
get this info back to everyone on the double!!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 office:value-type="string">
            <text:p>...Ah, but I've forgotten how to actually
get outta here...</text:p>
          </table:table-cell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 office:value-type="string">
            <text:p>In that case, the only thing I can do is
tail her and get a look at her hiding spot!</text:p>
          </table:table-cell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 office:value-type="string">
            <text:p>Let's start by carving a little message for
my buddy in this tree... like that.</text:p>
          </table:table-cell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 office:value-type="string">
            <text:p>All right... commencing infiltration!!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